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24.0pt" fo:background-color="#b4c7dc"/>
    </style:style>
    <style:style style:name="P2" style:family="paragraph" style:parent-style-name="Standard">
      <style:text-properties style:font-name="Times" fo:font-size="24.0pt"/>
    </style:style>
    <style:style style:name="P3" style:family="paragraph" style:parent-style-name="Standard">
      <style:text-properties style:font-name="Times" fo:font-size="24.0pt" fo:background-color="#98b7fe"/>
    </style:style>
    <style:style style:name="P4" style:family="paragraph" style:parent-style-name="Standard">
      <style:text-properties style:font-name="Times" fo:font-size="24.0pt" fo:background-color="#ffff00"/>
    </style:style>
    <style:style style:name="T1" style:family="text">
      <style:text-properties fo:background-color="#b4c7dc"/>
    </style:style>
    <style:style style:name="T2" style:family="text">
      <style:text-properties fo:background-color="#98b7fe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salpha hecho</text:p>
      <text:p text:style-name="P1">isdigit hecho</text:p>
      <text:p text:style-name="P1">isalnum hecho</text:p>
      <text:p text:style-name="P1">isalnum hecho</text:p>
      <text:p text:style-name="P1">isprint hecho</text:p>
      <text:p text:style-name="P2"><text:span text:style-name="T1">strlen</text:span><text:s/>hecho</text:p>
      <text:p text:style-name="P2"><text:span text:style-name="T2">memset</text:span><text:s/>preguntar dudas copia u carácter en un string tantas veces como digo. Pero no comprueba si quiero copiar 10 veces y mi string mide 5 y no lo copia porque no entra.</text:p>
      <text:p text:style-name="P2"><text:span text:style-name="T1">bzero</text:span><text:s/>hecho</text:p>
      <text:p text:style-name="P3">memcpy</text:p>
      <text:p text:style-name="P3">memmove</text:p>
      <text:p text:style-name="P3">strlcpy</text:p>
      <text:p text:style-name="P3">strlcat</text:p>
      <text:p text:style-name="P3">toupper</text:p>
      <text:p text:style-name="P3">tolower</text:p>
      <text:p text:style-name="P3">strchr comprobar norminete</text:p>
      <text:p text:style-name="P4">strrchr</text:p>
      <text:p text:style-name="P4">strncmp</text:p>
      <text:p text:style-name="P2">memchr</text:p>
      <text:p text:style-name="P2">memcmp</text:p>
      <text:p text:style-name="P2">strnstr</text:p>
      <text:p text:style-name="P2">atoi</text:p>
      <text:p text:style-name="P2">calloc</text:p>
      <text:p text:style-name="P2">strd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